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827d5"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4f7e44"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61b45" style:font-weight-asian="bold" style:font-weight-complex="bold"/>
    </style:style>
    <style:style style:name="T3" style:family="text">
      <style:text-properties officeooo:rsid="004c31ec"/>
    </style:style>
    <style:style style:name="T4" style:family="text">
      <style:text-properties officeooo:rsid="0055ef6f"/>
    </style:style>
    <style:style style:name="T5" style:family="text">
      <style:text-properties officeooo:rsid="0055fd22"/>
    </style:style>
    <style:style style:name="T6" style:family="text">
      <style:text-properties officeooo:rsid="005637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m :</text:span> <text:span text:style-name="T3">Goléaire</text:span></text:p>
      <text:p text:style-name="P1"/>
      <text:p text:style-name="P1"><text:span text:style-name="T1">Age :</text:span> <text:span text:style-name="T3">Inconnu</text:span></text:p>
      <text:p text:style-name="P1"/>
      <text:p text:style-name="P1"><text:span text:style-name="T1">Sexe :</text:span> <text:span text:style-name="T3">Asexué</text:span></text:p>
      <text:p text:style-name="P1"/>
      <text:p text:style-name="P1"><text:span text:style-name="T1">Origine :</text:span> <text:span text:style-name="T3">Gollémantéry</text:span></text:p>
      <text:p text:style-name="P1"/>
      <text:p text:style-name="P1"><text:span text:style-name="T1">Métier :</text:span> <text:span text:style-name="T3">Chef d’État, chef de l’armée, prophète</text:span></text:p>
      <text:p text:style-name="P1"/>
      <text:p text:style-name="P3"><text:span text:style-name="T2">Caractéristique</text:span><text:span text:style-name="T1"> physique :</text:span> <text:span text:style-name="T3">Goléaire est un golem de roche grise incrustée de gisement de rubis. Ses différents morceaux de roche sont reliés par des articulations en cuivre, et il porte des gants et des chausses en or. Comme tous les gollémantériens, ses yeux sont de la couleur opposée à ses cristaux, donc cyan pour lui. Sa mâchoire est entièrement faite de rubis, contrairement à ses sourcils qui sont en pierre. Son visage est inexpressif. Goléaire porte un grand casque un or, ressemblant à une couronne sur un casque grec. Il possède le Macydrun, une arme légendaire dont les origines se perdent dans les limbes de l’Histoire. En plus de sa masse à tête de bélier, il a un grand bouclier rond arborant la face d’un bouc. Ses armes sont faites d’or, d’acier, et de rubis. Il a aussi une grande ceinture de cuir en <text:s/>travers de son torse.</text:span></text:p>
      <text:p text:style-name="P1"/>
      <text:p text:style-name="P1"><text:span text:style-name="T1">Tempérament :</text:span> <text:span text:style-name="T4">Goléaire réfléchit comme un robot. Il prendra toujours les décisions les moins risquées pour son peuple, au détriment des autres. Comme tous les gollémantériens, il croit en Gaïa, la déesse de la terre. Il prétend même en recevoir des ordres directs ! Goléaire est lent, aussi bien physiquement que mentalement. Son caractère égoïste agace toutes les autres nations, mais son peuple l’adore. Goléaire passe pourtant ses journées enfermé, et ne sort que pour donner des ordres. Il a également une très mauvaise mémoire.</text:span></text:p>
      <text:p text:style-name="P1"/>
      <text:p text:style-name="P2"><text:soft-page-break/><text:span text:style-name="T1">Biographie :</text:span> <text:span text:style-name="T6">L’Histoire des gollémantériens commence bien avant celle des autres espèces, puisqu’il s’agit <text:s/>de robots envoyés pour protéger les sapio-peukfois de la faune locale. Ce groupe de surveillance devait habiter sous terre, dans des quartiers conçus au préalable. Ce plan fut nommé le « projet Gaïa ». Cependant, les gollémantériens voulurent étendre leur territoire. Ils creusèrent dans le volcan, et découvrirent de nouvelles roches. Par effet de magnétisme, celles-ci se collait à eux, et au fur et à mesure, il commencèrent à être totalement recouverts de roches et cristaux en tous genres. Goléaire, dont le rôle était de communiquer avec le centre d’Inorfôz, commença à se détériorer. Il chercha alors l’explication de tous ces mystérieux messages dans la grande bibliothèque de Gollémantéry, et fonda ainsi le culte de Gaïa dont il fut le prophète. Les cristaux émettant des ondes dangereuses pour les robots, tous les gollémantériens ce mirent à perdre la mémoire. Ils nommèrent alors Goléaire comme le chef de leur nation, car lui seul pouvait communiquer avec Gaïa. À force de creuser, les gollémantériens ouvrirent d’autres passages vers l’extérieur, et rencontrèrent les autres civilisations. Goléaire fit construire un grand réseau ferroviaire pour favoriser le commerce rapide. Lorsque Zerlock attaqua, Goléaire et ses fidèles les plus forts partirent pour le champ de bataille. C’est à cette occasion que Goléaire reçut ses armes de Gaïa. Après leur victoire, Zerlock invoqua l’Orybble dans les galeries de Gollémantéry, alors Goléaire dû faire fermer toutes les mines, y compris les chemins de fer. Lorsque Katelo vint lui demander sa clé, prétendant une nouvelle invasion de Zerlock, il l’envoya tuer l’Orybble, lui promettant la clé en échange. Il nomma Tozyref pour les guider. Lorsqu’ils revinrent victorieux, il leur donna la clé, et permit à Tozyref de les accompagner. Il lui légua aussi le Macydrun. Contrairement aux autres gollémantériens dont la mémoire est effacée à des dates aléatoires (ce qui correspond à leur « durée de vie »), Goléaire garde sa </text:span><text:soft-page-break/><text:span text:style-name="T6">mémoire mais n’enregistre qu’un souvenir sur 4. Lorsque Tozyref revint de son aventure avec Katelo, il se souvenait à peine de lui. Finalement, un jour Gaïa se tut, mais Goléaire voulut conserver le pouvoir. Il tenta de diriger sont peuple par lui- même, et ordonna une colonisation des peuples extérieurs. Seulement, les sapio-peukfois ont beaucoup évolué depuis, et maîtrisent la magie. Goléaire sera dissout par l’empereur de Voyrguud, la civilisation la plus puissante de son temps, et les gollémantériens seront réduis en esclavages.</text:span></text:p>
      <text:p text:style-name="P1"/>
      <text:p text:style-name="P4"><text:span text:style-name="T1">Liens familiaux :</text:span> <text:span text:style-name="T5">Comme tous les gollémantériens, Goléaire n’a aucune famille directe. Son immortalité lui dispense le besoin d’un héri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0M3S</meta:editing-duration>
    <meta:editing-cycles>68</meta:editing-cycles>
    <meta:generator>LibreOffice/6.0.6.2$Windows_X86_64 LibreOffice_project/0c292870b25a325b5ed35f6b45599d2ea4458e77</meta:generator>
    <dc:date>2019-03-03T20:23:38.066000000</dc:date>
    <meta:document-statistic meta:table-count="0" meta:image-count="0" meta:object-count="0" meta:page-count="3" meta:paragraph-count="9" meta:word-count="682" meta:character-count="4247" meta:non-whitespace-character-count="3572"/>
    <meta:user-defined meta:name="Info 1"/>
    <meta:user-defined meta:name="Info 2"/>
    <meta:user-defined meta:name="Info 3"/>
    <meta:user-defined meta:name="Info 4"/>
  </office:meta>
</office:document-meta>
</file>